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43.83mm"/>
    </style:style>
    <style:style style:name="co2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Int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Twista Yo B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bsolut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Keep It Gang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un on 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roupie Lu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onely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nother Su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213 tha Gangsta Cl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otta Find a 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Ups &amp; Dow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Joyst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ick James (interlu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ary J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il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y Dirty 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ppreci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So F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4:26:05.489657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4:29:50.926413336</dc:date>
    <dc:creator>Raphael </dc:creator>
    <meta:editing-duration>PT2H23M35S</meta:editing-duration>
    <meta:editing-cycles>27</meta:editing-cycles>
    <meta:document-statistic meta:table-count="33" meta:cell-count="15907" meta:object-count="0"/>
  </office:meta>
</office:document-meta>
</file>